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428f7" officeooo:paragraph-rsid="001dd011"/>
    </style:style>
    <style:style style:name="P2" style:family="paragraph" style:parent-style-name="Standard">
      <style:text-properties fo:font-size="10pt" officeooo:rsid="001ea44a" officeooo:paragraph-rsid="001ea44a" style:font-size-asian="10pt" style:font-size-complex="10pt"/>
    </style:style>
    <style:style style:name="P3" style:family="paragraph" style:parent-style-name="Standard">
      <style:text-properties fo:font-size="10pt" officeooo:rsid="001ea44a" officeooo:paragraph-rsid="001ef7e7" style:font-size-asian="10pt" style:font-size-complex="10pt"/>
    </style:style>
    <style:style style:name="P4" style:family="paragraph" style:parent-style-name="Standard">
      <style:text-properties fo:font-size="10pt" officeooo:rsid="001ea44a" officeooo:paragraph-rsid="0020628c" style:font-size-asian="10pt" style:font-size-complex="10pt"/>
    </style:style>
    <style:style style:name="P5" style:family="paragraph" style:parent-style-name="Standard">
      <style:text-properties fo:font-size="10pt" officeooo:rsid="001ea44a" officeooo:paragraph-rsid="0021392f" style:font-size-asian="10pt" style:font-size-complex="10pt"/>
    </style:style>
    <style:style style:name="P6" style:family="paragraph" style:parent-style-name="Standard">
      <style:text-properties fo:font-size="10pt" officeooo:rsid="001ea44a" officeooo:paragraph-rsid="00242ff8" style:font-size-asian="10pt" style:font-size-complex="10pt"/>
    </style:style>
    <style:style style:name="P7" style:family="paragraph" style:parent-style-name="Standard">
      <style:text-properties fo:font-size="10pt" officeooo:rsid="001ea44a" officeooo:paragraph-rsid="00250b64" style:font-size-asian="10pt" style:font-size-complex="10pt"/>
    </style:style>
    <style:style style:name="P8" style:family="paragraph" style:parent-style-name="Standard">
      <style:text-properties fo:font-size="10pt" officeooo:rsid="001ef7e7" officeooo:paragraph-rsid="001ef7e7" style:font-size-asian="10pt" style:font-size-complex="10pt"/>
    </style:style>
    <style:style style:name="P9" style:family="paragraph" style:parent-style-name="Standard">
      <style:text-properties fo:font-size="10pt" officeooo:rsid="001ef7e7" officeooo:paragraph-rsid="00242ff8" style:font-size-asian="10pt" style:font-size-complex="10pt"/>
    </style:style>
    <style:style style:name="P10" style:family="paragraph" style:parent-style-name="Standard">
      <style:text-properties fo:font-size="10pt" officeooo:rsid="0020628c" officeooo:paragraph-rsid="0020628c" style:font-size-asian="10pt" style:font-size-complex="10pt"/>
    </style:style>
    <style:style style:name="P11" style:family="paragraph" style:parent-style-name="Standard">
      <style:text-properties fo:font-size="10pt" officeooo:rsid="0022d0c0" officeooo:paragraph-rsid="0022d0c0" style:font-size-asian="10pt" style:font-size-complex="10pt"/>
    </style:style>
    <style:style style:name="P12" style:family="paragraph" style:parent-style-name="Standard">
      <style:text-properties fo:font-size="10pt" officeooo:rsid="002373ac" officeooo:paragraph-rsid="00242ff8" style:font-size-asian="10pt" style:font-size-complex="10pt"/>
    </style:style>
    <style:style style:name="P13" style:family="paragraph" style:parent-style-name="Standard">
      <style:text-properties fo:font-size="10pt" officeooo:rsid="00250b64" officeooo:paragraph-rsid="00250b64" style:font-size-asian="10pt" style:font-size-complex="10pt"/>
    </style:style>
    <style:style style:name="P14" style:family="paragraph" style:parent-style-name="Standard">
      <style:text-properties fo:font-size="10pt" officeooo:rsid="00282ff7" officeooo:paragraph-rsid="00282ff7" style:font-size-asian="10pt" style:font-size-complex="10pt"/>
    </style:style>
    <style:style style:name="P15" style:family="paragraph" style:parent-style-name="Standard" style:list-style-name="L1">
      <style:text-properties fo:font-size="10pt" officeooo:rsid="001dd011" officeooo:paragraph-rsid="001dd011" style:font-size-asian="10pt" style:font-size-complex="10pt"/>
    </style:style>
    <style:style style:name="P16" style:family="paragraph" style:parent-style-name="Standard" style:list-style-name="L2">
      <style:text-properties fo:font-size="10pt" officeooo:rsid="001ea44a" officeooo:paragraph-rsid="001ea44a" style:font-size-asian="10pt" style:font-size-complex="10pt"/>
    </style:style>
    <style:style style:name="P17" style:family="paragraph" style:parent-style-name="Standard">
      <style:text-properties fo:font-size="10pt" officeooo:rsid="001ea44a" officeooo:paragraph-rsid="0028eb8c" style:font-size-asian="10pt" style:font-size-complex="10pt"/>
    </style:style>
    <style:style style:name="P18" style:family="paragraph" style:parent-style-name="Standard" style:list-style-name="L3">
      <style:text-properties fo:font-size="10pt" officeooo:rsid="001ef7e7" officeooo:paragraph-rsid="001ef7e7" style:font-size-asian="10pt" style:font-size-complex="10pt"/>
    </style:style>
    <style:style style:name="P19" style:family="paragraph" style:parent-style-name="Standard" style:list-style-name="L4">
      <style:text-properties fo:font-size="10pt" officeooo:rsid="0020628c" officeooo:paragraph-rsid="0020628c" style:font-size-asian="10pt" style:font-size-complex="10pt"/>
    </style:style>
    <style:style style:name="P20" style:family="paragraph" style:parent-style-name="Standard" style:list-style-name="L5">
      <style:text-properties fo:font-size="10pt" officeooo:rsid="002373ac" officeooo:paragraph-rsid="002373ac" style:font-size-asian="10pt" style:font-size-complex="10pt"/>
    </style:style>
    <style:style style:name="P21" style:family="paragraph" style:parent-style-name="Standard">
      <style:text-properties fo:font-size="10pt" officeooo:rsid="002373ac" officeooo:paragraph-rsid="0028eb8c" style:font-size-asian="10pt" style:font-size-complex="10pt"/>
    </style:style>
    <style:style style:name="P22" style:family="paragraph" style:parent-style-name="Standard" style:list-style-name="L6">
      <style:text-properties fo:font-size="10pt" officeooo:rsid="00282ff7" officeooo:paragraph-rsid="00282ff7" style:font-size-asian="10pt" style:font-size-complex="10pt"/>
    </style:style>
    <style:style style:name="P23" style:family="paragraph" style:parent-style-name="Standard">
      <style:text-properties fo:font-size="10pt" officeooo:rsid="00282ff7" officeooo:paragraph-rsid="0028eb8c" style:font-size-asian="10pt" style:font-size-complex="10pt"/>
    </style:style>
    <style:style style:name="P24" style:family="paragraph" style:parent-style-name="Standard">
      <style:text-properties fo:font-size="10pt" officeooo:rsid="00282ff7" officeooo:paragraph-rsid="002afc2c" style:font-size-asian="10pt" style:font-size-complex="10pt"/>
    </style:style>
    <style:style style:name="P25" style:family="paragraph" style:parent-style-name="Standard">
      <style:text-properties fo:font-size="10pt" officeooo:rsid="00250b64" officeooo:paragraph-rsid="0028eb8c" style:font-size-asian="10pt" style:font-size-complex="10pt"/>
    </style:style>
    <style:style style:name="T1" style:family="text">
      <style:text-properties officeooo:rsid="001dd011"/>
    </style:style>
    <style:style style:name="T2" style:family="text">
      <style:text-properties officeooo:rsid="001ea44a"/>
    </style:style>
    <style:style style:name="T3" style:family="text">
      <style:text-properties officeooo:rsid="001ef7e7"/>
    </style:style>
    <style:style style:name="T4" style:family="text">
      <style:text-properties officeooo:rsid="0020628c"/>
    </style:style>
    <style:style style:name="T5" style:family="text">
      <style:text-properties officeooo:rsid="0022d0c0"/>
    </style:style>
    <style:style style:name="T6" style:family="text">
      <style:text-properties officeooo:rsid="00250b64"/>
    </style:style>
    <style:style style:name="T7" style:family="text">
      <style:text-properties officeooo:rsid="0028eb8c"/>
    </style:style>
    <style:style style:name="T8" style:family="text">
      <style:text-properties officeooo:rsid="002aad83"/>
    </style:style>
    <style:style style:name="T9" style:family="text">
      <style:text-properties officeooo:rsid="002afc2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92279320" text:style-name="L1">
        <text:list-item>
          <text:p text:style-name="P15">Exercice 3,1</text:p>
        </text:list-item>
      </text:list>
      <text:p text:style-name="P2">Variable n en numérique</text:p>
      <text:p text:style-name="P2">Début</text:p>
      <text:p text:style-name="P2">Écrire « Entrez un nombre »</text:p>
      <text:p text:style-name="P2">Lire n</text:p>
      <text:p text:style-name="P2">Si n &gt; 0 Alors</text:p>
      <text:p text:style-name="P2"><text:tab/>Écrire « Ce nombre est positif »</text:p>
      <text:p text:style-name="P2">Sinon</text:p>
      <text:p text:style-name="P2"><text:tab/>Écrire « Ce nombre est négatif »</text:p>
      <text:p text:style-name="P2">Fin si</text:p>
      <text:p text:style-name="P2">Fin</text:p>
      <text:p text:style-name="P2"/>
      <text:list xml:id="list463928499" text:style-name="L2">
        <text:list-item>
          <text:p text:style-name="P16">Exercice 3,2</text:p>
        </text:list-item>
      </text:list>
      <text:p text:style-name="P3">Variable n, <text:span text:style-name="T3">m</text:span> en numérique</text:p>
      <text:p text:style-name="P3">Début</text:p>
      <text:p text:style-name="P3">Écrire « Entrez <text:span text:style-name="T3">deux</text:span> nombre<text:span text:style-name="T3">s</text:span> »</text:p>
      <text:p text:style-name="P3">Lire n</text:p>
      <text:p text:style-name="P8">Lire m</text:p>
      <text:p text:style-name="P3">Si <text:span text:style-name="T3">(m &gt; 0 ET n &gt; 0) OU (m &lt; 0 ET n &lt; 0)</text:span> Alors</text:p>
      <text:p text:style-name="P3"><text:tab/>Écrire « <text:span text:style-name="T3">Leur produit</text:span> est positif »</text:p>
      <text:p text:style-name="P3">Sinon</text:p>
      <text:p text:style-name="P3"><text:tab/>Écrire « <text:span text:style-name="T3">Leur produit </text:span>est négatif »</text:p>
      <text:p text:style-name="P3">Fin si</text:p>
      <text:p text:style-name="P3">Fin</text:p>
      <text:p text:style-name="P3"/>
      <text:list xml:id="list3720073379" text:style-name="L3">
        <text:list-item>
          <text:p text:style-name="P18">Exercice 3,3</text:p>
        </text:list-item>
      </text:list>
      <text:p text:style-name="P4">Variable <text:span text:style-name="T4">a, b, c en caractère</text:span></text:p>
      <text:p text:style-name="P4">Début</text:p>
      <text:p text:style-name="P4">Écrire « Entrez <text:span text:style-name="T4">trois</text:span> <text:span text:style-name="T4">prénoms</text:span> »</text:p>
      <text:p text:style-name="P4">Lire <text:span text:style-name="T4">a</text:span></text:p>
      <text:p text:style-name="P10">Lire b</text:p>
      <text:p text:style-name="P10">Lire c</text:p>
      <text:p text:style-name="P4">Si <text:span text:style-name="T4">(a &lt; b ET b &lt; c) </text:span>Alors</text:p>
      <text:p text:style-name="P4"><text:tab/>Écrire « <text:span text:style-name="T4">Ces noms sont classés alphabétiquement</text:span> »</text:p>
      <text:p text:style-name="P4">Sinon</text:p>
      <text:p text:style-name="P4"><text:tab/>Écrire « <text:span text:style-name="T4">Ces noms ne sont pas classé</text:span> »</text:p>
      <text:p text:style-name="P4">Fin si</text:p>
      <text:p text:style-name="P4">Fin</text:p>
      <text:p text:style-name="P4"/>
      <text:list xml:id="list4027715839" text:style-name="L4">
        <text:list-item>
          <text:p text:style-name="P19">Exercice 3,4</text:p>
        </text:list-item>
      </text:list>
      <text:p text:style-name="P5">Variable n en numérique</text:p>
      <text:p text:style-name="P5">Début</text:p>
      <text:p text:style-name="P5">Écrire « Entrez un nombre »</text:p>
      <text:p text:style-name="P5">Lire n</text:p>
      <text:p text:style-name="P5">Si n <text:span text:style-name="T5">==</text:span> 0 Alors</text:p>
      <text:p text:style-name="P5"><text:tab/>Écrire « Ce nombre est <text:span text:style-name="T5">nul</text:span> »</text:p>
      <text:p text:style-name="P11">Fin si</text:p>
      <text:p text:style-name="P11">Si n &lt; 0 Alors</text:p>
      <text:p text:style-name="P5"><text:tab/>Écrire « Ce nombre est négatif »</text:p>
      <text:p text:style-name="P5">Fin si</text:p>
      <text:p text:style-name="P11">Si n &gt; 0 Alors </text:p>
      <text:p text:style-name="P11"><text:tab/>Écrire « Ce nombre est positif »</text:p>
      <text:p text:style-name="P11">Fin si</text:p>
      <text:p text:style-name="P5">Fin</text:p>
      <text:p text:style-name="P5"/>
      <text:p text:style-name="P5"/>
      <text:p text:style-name="P5"/>
      <text:p text:style-name="P5"/>
      <text:p text:style-name="P5"/>
      <text:list xml:id="list4085038444" text:style-name="L5">
        <text:list-item>
          <text:p text:style-name="P20"><text:soft-page-break/>Exercice 3,5</text:p>
        </text:list-item>
      </text:list>
      <text:p text:style-name="P12"><text:s/><text:span text:style-name="T2">Variable n, </text:span><text:span text:style-name="T3">m</text:span><text:span text:style-name="T2"> en numérique</text:span></text:p>
      <text:p text:style-name="P6">Début</text:p>
      <text:p text:style-name="P6">Écrire « Entrez <text:span text:style-name="T3">deux</text:span> nombre<text:span text:style-name="T3">s</text:span> »</text:p>
      <text:p text:style-name="P6">Lire n</text:p>
      <text:p text:style-name="P9">Lire m</text:p>
      <text:p text:style-name="P7">Si <text:span text:style-name="T3">(</text:span><text:span text:style-name="T6">m == 0 OU n == 0) Alors</text:span></text:p>
      <text:p text:style-name="P13">Écrire « Le produit est nul »</text:p>
      <text:p text:style-name="P14">Fin si </text:p>
      <text:p text:style-name="P14">Si (m &lt; 0 Et n &lt; 0) OU (m &gt; 0 ET n &gt; 0) Alors </text:p>
      <text:p text:style-name="P14">Écrire « Le produit est positif »</text:p>
      <text:p text:style-name="P14">Fin si </text:p>
      <text:p text:style-name="P14">Si (m &gt; 0 ET n &gt; 0) OU ( m &lt; 0 ET n &lt; 0) Alors</text:p>
      <text:p text:style-name="P14">Écrire « le produit est négatif »</text:p>
      <text:p text:style-name="P14">Fin si </text:p>
      <text:p text:style-name="P6">Fin</text:p>
      <text:p text:style-name="P6"/>
      <text:list xml:id="list3528931845" text:style-name="L6">
        <text:list-item>
          <text:p text:style-name="P22">Exercice 3,6</text:p>
        </text:list-item>
      </text:list>
      <text:p text:style-name="P21"><text:s/><text:span text:style-name="T2">Variable </text:span><text:span text:style-name="T7">age</text:span><text:span text:style-name="T2"> en numérique</text:span></text:p>
      <text:p text:style-name="P17">Début</text:p>
      <text:p text:style-name="P17">Écrire « Entrez <text:span text:style-name="T7">l’âge de l’enfant </text:span>»</text:p>
      <text:p text:style-name="P17">Lire â<text:span text:style-name="T7">ge</text:span></text:p>
      <text:p text:style-name="P17">Si <text:span text:style-name="T3">(</text:span><text:span text:style-name="T7">age &gt;</text:span><text:span text:style-name="T9">=</text:span><text:span text:style-name="T7"> 12 </text:span><text:span text:style-name="T6">) Alors</text:span></text:p>
      <text:p text:style-name="P25">Écrire « <text:span text:style-name="T8">Catégorie Cadet</text:span>»</text:p>
      <text:p text:style-name="P23">Fin si </text:p>
      <text:p text:style-name="P23">Si (<text:span text:style-name="T8">age &gt;</text:span><text:span text:style-name="T9">=</text:span><text:span text:style-name="T8"> 9 ET age &lt;</text:span><text:span text:style-name="T9">=</text:span><text:span text:style-name="T8"> 12</text:span>) Alors </text:p>
      <text:p text:style-name="P23">Écrire « <text:span text:style-name="T8">Catégorie Minime</text:span> »</text:p>
      <text:p text:style-name="P23">Fin si </text:p>
      <text:p text:style-name="P23">Si (<text:span text:style-name="T8">age &gt;</text:span><text:span text:style-name="T9">=</text:span><text:span text:style-name="T8"> 8 ET </text:span><text:span text:style-name="T9">age &lt;=9 </text:span>) Alors</text:p>
      <text:p text:style-name="P23">Écrire « <text:span text:style-name="T9">Catégorie Pupille</text:span>»</text:p>
      <text:p text:style-name="P23">Fin si </text:p>
      <text:p text:style-name="P24">Si (<text:span text:style-name="T8">age &gt;</text:span><text:span text:style-name="T9">=</text:span><text:span text:style-name="T8"> </text:span><text:span text:style-name="T9">6</text:span><text:span text:style-name="T8"> ET </text:span><text:span text:style-name="T9">age &lt;=7 </text:span>) Alors</text:p>
      <text:p text:style-name="P24">Écrire « <text:span text:style-name="T9">Catégorie Poussin</text:span>»</text:p>
      <text:p text:style-name="P24">Fin si </text:p>
      <text:p text:style-name="P17">Fin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428f7" officeooo:paragraph-rsid="001dd011"/>
    </style:style>
    <style:style style:name="MT1" style:family="text">
      <style:text-properties officeooo:rsid="001dd0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rtie <text:span text:style-name="MT1">3</text:span> – <text:span text:style-name="MT1">Les tests</text:span></text:p>
        <text:p text:style-name="MP1">Énoncé des Exercic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09:22:32.189713507</meta:creation-date>
    <dc:date>2023-07-13T16:35:34.513291288</dc:date>
    <meta:editing-duration>PT1H57M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87" meta:word-count="378" meta:character-count="1548" meta:non-whitespace-character-count="1241"/>
  </office:meta>
</office:document-meta>
</file>